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peop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ce/person</text:p>
          </table:table-cell>
          <table:table-cell office:value-type="string" calcext:value-type="string">
            <text:p>5.77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x Esp8266 &amp; oled screens</text:p>
          </table:table-cell>
          <table:table-cell office:value-type="string" calcext:value-type="string">
            <text:p>45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812B led strip 1m</text:p>
          </table:table-cell>
          <table:table-cell office:value-type="string" calcext:value-type="string">
            <text:p>12.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57.6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6:23:24.386747252</meta:creation-date>
    <dc:date>2022-11-23T16:27:54.637090913</dc:date>
    <meta:editing-duration>PT4M30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